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10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10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6" table:number-columns-repeated="241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違章建築拆除案件</text:p>
          </table:table-cell>
          <table:covered-table-cell table:style-name="ce11"/>
          <table:covered-table-cell table:number-columns-repeated="6" table:style-name="ce18"/>
          <table:table-cell table:style-name="ce36" table:number-columns-spanned="7" table:number-rows-spanned="1"/>
          <table:covered-table-cell table:number-columns-repeated="6" table:style-name="ce40"/>
          <table:table-cell table:style-name="ce54" table:number-columns-repeated="1009"/>
        </table:table-row>
        <table:table-row table:style-name="ro2">
          <table:table-cell table:style-name="ce2" office:value-type="string" calcext:value-type="string" table:number-columns-spanned="8" table:number-rows-spanned="1">
            <text:p>中華民國<text:span text:style-name="T1">  </text:span><text:span text:style-name="T2">97年  12月</text:span></text:p>
          </table:table-cell>
          <table:covered-table-cell table:number-columns-repeated="7" table:style-name="ce12"/>
          <table:table-cell table:style-name="ce37" office:value-type="string" calcext:value-type="string" table:number-columns-spanned="7" table:number-rows-spanned="1">
            <text:p><text:s text:c="3"/>December- 2008</text:p>
          </table:table-cell>
          <table:covered-table-cell table:number-columns-repeated="6" table:style-name="ce4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3">單位：件數</text:span></text:p>
          </table:table-cell>
          <table:covered-table-cell table:style-name="ce3"/>
          <table:table-cell table:style-name="ce19" table:number-columns-repeated="9"/>
          <table:table-cell table:style-name="ce44" office:value-type="string" calcext:value-type="string" table:number-columns-spanned="4" table:number-rows-spanned="1">
            <text:p>  Unit<text:span text:style-name="T3">：</text:span><text:span text:style-name="T4">Case</text:span></text:p>
          </table:table-cell>
          <table:covered-table-cell table:number-columns-repeated="3" table:style-name="ce4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2" table:number-rows-spanned="3">
            <text:p>地　<text:span text:style-name="T1"> </text:span><text:span text:style-name="T2">區　</text:span><text:span text:style-name="T4"> </text:span><text:span text:style-name="T2">別</text:span></text:p>
            <text:p><text:span text:style-name="T3"/></text:p>
            <text:p><text:span text:style-name="T1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1">
            <text:p>總　　　　　計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舊違章建築</text:p>
          </table:table-cell>
          <table:covered-table-cell table:style-name="ce32"/>
          <table:table-cell table:style-name="ce33" office:value-type="string" calcext:value-type="string" table:number-columns-spanned="7" table:number-rows-spanned="1">
            <text:p>新違章建築</text:p>
          </table:table-cell>
          <table:covered-table-cell table:number-columns-repeated="6" table:style-name="ce35"/>
          <table:table-cell table:style-name="ce48" office:value-type="string" calcext:value-type="string" table:number-columns-spanned="2" table:number-rows-spanned="2">
            <text:p>拆除後重建移送法辦數</text:p>
          </table:table-cell>
          <table:covered-table-cell table:style-name="ce51"/>
          <table:table-cell table:style-name="ce12" table:number-columns-repeated="1009"/>
        </table:table-row>
        <table:table-row table:style-name="ro3">
          <table:covered-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31"/>
          <table:table-cell table:style-name="ce26"/>
          <table:table-cell table:style-name="ce34" office:value-type="string" calcext:value-type="string" table:number-columns-spanned="2" table:number-rows-spanned="1">
            <text:p>以前年度應拆除數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本年度應拆除數</text:p>
          </table:table-cell>
          <table:covered-table-cell table:style-name="ce34"/>
          <table:table-cell table:style-name="ce43" office:value-type="string" calcext:value-type="string" table:number-columns-spanned="1" table:number-rows-spanned="2">
            <text:p>本月查報數</text:p>
          </table:table-cell>
          <table:table-cell table:style-name="ce45" office:value-type="string" calcext:value-type="string" table:number-columns-spanned="2" table:number-rows-spanned="1">
            <text:p>本月<text:span text:style-name="T1">(</text:span><text:span text:style-name="T2">經認定</text:span><text:span text:style-name="T4">)</text:span><text:span text:style-name="T2">應拆除數</text:span></text:p>
          </table:table-cell>
          <table:covered-table-cell table:style-name="ce46"/>
          <table:covered-table-cell table:style-name="ce49"/>
          <table:covered-table-cell table:style-name="ce52"/>
          <table:table-cell table:style-name="ce12" table:number-columns-repeated="1009"/>
        </table:table-row>
        <table:table-row table:style-name="ro4">
          <table:covered-table-cell table:style-name="ce6"/>
          <table:covered-table-cell table:style-name="ce15"/>
          <table:table-cell table:style-name="ce22" office:value-type="string" calcext:value-type="string">
            <text:p>尚未拆除總數</text:p>
            <text:p/>
            <text:p/>
          </table:table-cell>
          <table:table-cell table:style-name="ce27" office:value-type="string" calcext:value-type="string">
            <text:p>本月拆除總數</text:p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covered-table-cell table:style-name="ce43"/>
          <table:table-cell table:style-name="ce27" office:value-type="string" calcext:value-type="string">
            <text:p>尚未拆除數</text:p>
            <text:p/>
            <text:p/>
          </table:table-cell>
          <table:table-cell table:style-name="ce47" office:value-type="string" calcext:value-type="string">
            <text:p>本月拆除數</text:p>
            <text:p/>
            <text:p/>
          </table:table-cell>
          <table:table-cell table:style-name="ce50" office:value-type="string" calcext:value-type="string">
            <text:p>本年度累計至本月底</text:p>
            <text:p>移送法辦數</text:p>
          </table:table-cell>
          <table:table-cell table:style-name="ce47" office:value-type="string" calcext:value-type="string">
            <text:p>本月</text:p>
            <text:p>移送法辦數</text:p>
          </table:table-cell>
          <table:table-cell table:style-name="ce12" table:number-columns-repeated="100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3" office:value-type="float" office:value="484968" calcext:value-type="float">
            <text:p><text:s/>484,968 </text:p>
          </table:table-cell>
          <table:table-cell table:style-name="ce28" office:value-type="float" office:value="2154" calcext:value-type="float">
            <text:p><text:s/>2,154 </text:p>
          </table:table-cell>
          <table:table-cell table:style-name="ce28" office:value-type="float" office:value="25658" calcext:value-type="float">
            <text:p><text:s/>25,658 </text:p>
          </table:table-cell>
          <table:table-cell table:style-name="ce28" office:value-type="float" office:value="3" calcext:value-type="float">
            <text:p><text:s/>3 </text:p>
          </table:table-cell>
          <table:table-cell table:style-name="ce28" office:value-type="float" office:value="433320" calcext:value-type="float">
            <text:p><text:s/>433,320 </text:p>
          </table:table-cell>
          <table:table-cell table:style-name="ce28" office:value-type="float" office:value="528" calcext:value-type="float">
            <text:p><text:s/>528 </text:p>
          </table:table-cell>
          <table:table-cell table:style-name="ce28" office:value-type="float" office:value="23662" calcext:value-type="float">
            <text:p><text:s/>23,662 </text:p>
          </table:table-cell>
          <table:table-cell table:style-name="ce28" office:value-type="float" office:value="877" calcext:value-type="float">
            <text:p><text:s/>877 </text:p>
          </table:table-cell>
          <table:table-cell table:style-name="ce28" office:value-type="float" office:value="3074" calcext:value-type="float">
            <text:p><text:s/>3,074 </text:p>
          </table:table-cell>
          <table:table-cell table:style-name="ce28" office:value-type="float" office:value="2328" calcext:value-type="float">
            <text:p><text:s/>2,328 </text:p>
          </table:table-cell>
          <table:table-cell table:style-name="ce28" office:value-type="float" office:value="746" calcext:value-type="float">
            <text:p><text:s/>746 </text:p>
          </table:table-cell>
          <table:table-cell table:style-name="ce28" office:value-type="float" office:value="171" calcext:value-type="float">
            <text:p><text:s/>171 </text:p>
          </table:table-cell>
          <table:table-cell table:style-name="ce28" office:value-type="float" office:value="19" calcext:value-type="float">
            <text:p><text:s/>19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3" office:value-type="float" office:value="314568" calcext:value-type="float">
            <text:p><text:s/>314,568 </text:p>
          </table:table-cell>
          <table:table-cell table:style-name="ce28" office:value-type="float" office:value="1250" calcext:value-type="float">
            <text:p><text:s/>1,250 </text:p>
          </table:table-cell>
          <table:table-cell table:style-name="ce28" office:value-type="float" office:value="18576" calcext:value-type="float">
            <text:p><text:s/>18,576 </text:p>
          </table:table-cell>
          <table:table-cell table:style-name="ce28" office:value-type="float" office:value="3" calcext:value-type="float">
            <text:p><text:s/>3 </text:p>
          </table:table-cell>
          <table:table-cell table:style-name="ce28" office:value-type="float" office:value="275913" calcext:value-type="float">
            <text:p><text:s/>275,913 </text:p>
          </table:table-cell>
          <table:table-cell table:style-name="ce28" office:value-type="float" office:value="399" calcext:value-type="float">
            <text:p><text:s/>399 </text:p>
          </table:table-cell>
          <table:table-cell table:style-name="ce28" office:value-type="float" office:value="18427" calcext:value-type="float">
            <text:p><text:s/>18,427 </text:p>
          </table:table-cell>
          <table:table-cell table:style-name="ce28" office:value-type="float" office:value="460" calcext:value-type="float">
            <text:p><text:s/>460 </text:p>
          </table:table-cell>
          <table:table-cell table:style-name="ce28" office:value-type="float" office:value="2040" calcext:value-type="float">
            <text:p><text:s/>2,040 </text:p>
          </table:table-cell>
          <table:table-cell table:style-name="ce28" office:value-type="float" office:value="1652" calcext:value-type="float">
            <text:p><text:s/>1,652 </text:p>
          </table:table-cell>
          <table:table-cell table:style-name="ce28" office:value-type="float" office:value="388" calcext:value-type="float">
            <text:p><text:s/>388 </text:p>
          </table:table-cell>
          <table:table-cell table:style-name="ce28" office:value-type="float" office:value="99" calcext:value-type="float">
            <text:p><text:s/>99 </text:p>
          </table:table-cell>
          <table:table-cell table:style-name="ce28" office:value-type="float" office:value="11" calcext:value-type="float">
            <text:p><text:s/>11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4" office:value-type="float" office:value="149060" calcext:value-type="float">
            <text:p><text:s/>149,060 </text:p>
          </table:table-cell>
          <table:table-cell table:style-name="ce29" office:value-type="float" office:value="845" calcext:value-type="float">
            <text:p><text:s/>84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37830" calcext:value-type="float">
            <text:p><text:s/>137,830 </text:p>
          </table:table-cell>
          <table:table-cell table:style-name="ce29" office:value-type="float" office:value="362" calcext:value-type="float">
            <text:p><text:s/>362 </text:p>
          </table:table-cell>
          <table:table-cell table:style-name="ce29" office:value-type="float" office:value="10289" calcext:value-type="float">
            <text:p><text:s/>10,289 </text:p>
          </table:table-cell>
          <table:table-cell table:style-name="ce29" office:value-type="float" office:value="336" calcext:value-type="float">
            <text:p><text:s/>336 </text:p>
          </table:table-cell>
          <table:table-cell table:style-name="ce29" office:value-type="float" office:value="1088" calcext:value-type="float">
            <text:p><text:s/>1,088 </text:p>
          </table:table-cell>
          <table:table-cell table:style-name="ce29" office:value-type="float" office:value="941" calcext:value-type="float">
            <text:p><text:s/>941 </text:p>
          </table:table-cell>
          <table:table-cell table:style-name="ce29" office:value-type="float" office:value="147" calcext:value-type="float">
            <text:p><text:s/>147 </text:p>
          </table:table-cell>
          <table:table-cell table:style-name="ce29" office:value-type="float" office:value="40" calcext:value-type="float">
            <text:p><text:s/>40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4" office:value-type="float" office:value="2262" calcext:value-type="float">
            <text:p><text:s/>2,262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1651" calcext:value-type="float">
            <text:p><text:s/>1,6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11" calcext:value-type="float">
            <text:p><text:s/>511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98" calcext:value-type="float">
            <text:p><text:s/>98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8" calcext:value-type="float">
            <text:p><text:s/>8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6" calcext:value-type="float">
            <text:p><text:s/>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4" office:value-type="float" office:value="26349" calcext:value-type="float">
            <text:p><text:s/>26,349 </text:p>
          </table:table-cell>
          <table:table-cell table:style-name="ce29" office:value-type="float" office:value="25" calcext:value-type="float">
            <text:p><text:s/>25 </text:p>
          </table:table-cell>
          <table:table-cell table:style-name="ce29" office:value-type="float" office:value="734" calcext:value-type="float">
            <text:p><text:s/>7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3469" calcext:value-type="float">
            <text:p><text:s/>23,4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964" calcext:value-type="float">
            <text:p><text:s/>1,96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07" calcext:value-type="float">
            <text:p><text:s/>207 </text:p>
          </table:table-cell>
          <table:table-cell table:style-name="ce29" office:value-type="float" office:value="182" calcext:value-type="float">
            <text:p><text:s/>182 </text:p>
          </table:table-cell>
          <table:table-cell table:style-name="ce29" office:value-type="float" office:value="25" calcext:value-type="float">
            <text:p><text:s/>25 </text:p>
          </table:table-cell>
          <table:table-cell table:style-name="ce29" office:value-type="float" office:value="59" calcext:value-type="float">
            <text:p><text:s/>59 </text:p>
          </table:table-cell>
          <table:table-cell table:style-name="ce29" office:value-type="float" office:value="8" calcext:value-type="float">
            <text:p><text:s/>8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4" office:value-type="float" office:value="3747" calcext:value-type="float">
            <text:p><text:s/>3,747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109" calcext:value-type="float">
            <text:p><text:s/>1,1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55" calcext:value-type="float">
            <text:p><text:s/>2,255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344" calcext:value-type="float">
            <text:p><text:s/>344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39" calcext:value-type="float">
            <text:p><text:s/>39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4" office:value-type="float" office:value="1202" calcext:value-type="float">
            <text:p><text:s/>1,202 </text:p>
          </table:table-cell>
          <table:table-cell table:style-name="ce29" office:value-type="float" office:value="73" calcext:value-type="float">
            <text:p><text:s/>7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954" calcext:value-type="float">
            <text:p><text:s/>95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7" calcext:value-type="float">
            <text:p><text:s/>227 </text:p>
          </table:table-cell>
          <table:table-cell table:style-name="ce29" office:value-type="float" office:value="73" calcext:value-type="float">
            <text:p><text:s/>73 </text:p>
          </table:table-cell>
          <table:table-cell table:number-columns-repeated="2" table:style-name="ce29" office:value-type="float" office:value="21" calcext:value-type="float">
            <text:p><text:s/>2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4" office:value-type="float" office:value="6747" calcext:value-type="float">
            <text:p><text:s/>6,747 </text:p>
          </table:table-cell>
          <table:table-cell table:style-name="ce29" office:value-type="float" office:value="12" calcext:value-type="float">
            <text:p><text:s/>12 </text:p>
          </table:table-cell>
          <table:table-cell table:style-name="ce29" office:value-type="float" office:value="1127" calcext:value-type="float">
            <text:p><text:s/>1,1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488" calcext:value-type="float">
            <text:p><text:s/>5,488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11" calcext:value-type="float">
            <text:p><text:s/>111 </text:p>
          </table:table-cell>
          <table:table-cell table:style-name="ce29" office:value-type="float" office:value="9" calcext:value-type="float">
            <text:p><text:s/>9 </text:p>
          </table:table-cell>
          <table:table-cell table:number-columns-repeated="2" table:style-name="ce29" office:value-type="float" office:value="21" calcext:value-type="float">
            <text:p><text:s/>2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4" office:value-type="float" office:value="4802" calcext:value-type="float">
            <text:p><text:s/>4,802 </text:p>
          </table:table-cell>
          <table:table-cell table:style-name="ce29" office:value-type="float" office:value="14" calcext:value-type="float">
            <text:p><text:s/>14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198" calcext:value-type="float">
            <text:p><text:s/>4,198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334" calcext:value-type="float">
            <text:p><text:s/>3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4" calcext:value-type="float">
            <text:p><text:s/>44 </text:p>
          </table:table-cell>
          <table:table-cell table:style-name="ce29" office:value-type="float" office:value="31" calcext:value-type="float">
            <text:p><text:s/>31 </text:p>
          </table:table-cell>
          <table:table-cell table:style-name="ce29" office:value-type="float" office:value="13" calcext:value-type="float">
            <text:p><text:s/>1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4" office:value-type="float" office:value="1635" calcext:value-type="float">
            <text:p><text:s/>1,635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21" calcext:value-type="float">
            <text:p><text:s/>1,521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3" calcext:value-type="float">
            <text:p><text:s/>3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4" office:value-type="float" office:value="2024" calcext:value-type="float">
            <text:p><text:s/>2,024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314" calcext:value-type="float">
            <text:p><text:s/>3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654" calcext:value-type="float">
            <text:p><text:s/>1,654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48" calcext:value-type="float">
            <text:p><text:s/>48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8" calcext:value-type="float">
            <text:p><text:s/>8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4" office:value-type="float" office:value="1945" calcext:value-type="float">
            <text:p><text:s/>1,94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57" calcext:value-type="float">
            <text:p><text:s/>3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77" calcext:value-type="float">
            <text:p><text:s/>1,47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0" calcext:value-type="float">
            <text:p><text:s/>110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" calcext:value-type="float">
            <text:p><text:s/>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4" office:value-type="float" office:value="533" calcext:value-type="float">
            <text:p><text:s/>533 </text:p>
          </table:table-cell>
          <table:table-cell table:style-name="ce29" office:value-type="float" office:value="12" calcext:value-type="float">
            <text:p><text:s/>1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70" calcext:value-type="float">
            <text:p><text:s/>370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49" calcext:value-type="float">
            <text:p><text:s/>149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23" calcext:value-type="float">
            <text:p><text:s/>23 </text:p>
          </table:table-cell>
          <table:table-cell table:style-name="ce29" office:value-type="float" office:value="14" calcext:value-type="float">
            <text:p><text:s/>14 </text:p>
          </table:table-cell>
          <table:table-cell table:style-name="ce29" office:value-type="float" office:value="9" calcext:value-type="float">
            <text:p><text:s/>9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4" office:value-type="float" office:value="11865" calcext:value-type="float">
            <text:p><text:s/>11,865 </text:p>
          </table:table-cell>
          <table:table-cell table:style-name="ce29" office:value-type="float" office:value="47" calcext:value-type="float">
            <text:p><text:s/>47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885" calcext:value-type="float">
            <text:p><text:s/>10,88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776" calcext:value-type="float">
            <text:p><text:s/>77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82" calcext:value-type="float">
            <text:p><text:s/>82 </text:p>
          </table:table-cell>
          <table:table-cell table:style-name="ce29" office:value-type="float" office:value="35" calcext:value-type="float">
            <text:p><text:s/>35 </text:p>
          </table:table-cell>
          <table:table-cell table:style-name="ce29" office:value-type="float" office:value="47" calcext:value-type="float">
            <text:p><text:s/>4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4" office:value-type="float" office:value="12791" calcext:value-type="float">
            <text:p><text:s/>12,791 </text:p>
          </table:table-cell>
          <table:table-cell table:style-name="ce29" office:value-type="float" office:value="47" calcext:value-type="float">
            <text:p><text:s/>47 </text:p>
          </table:table-cell>
          <table:table-cell table:style-name="ce29" office:value-type="float" office:value="855" calcext:value-type="float">
            <text:p><text:s/>8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784" calcext:value-type="float">
            <text:p><text:s/>11,784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20" calcext:value-type="float">
            <text:p><text:s/>12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77" calcext:value-type="float">
            <text:p><text:s/>77 </text:p>
          </table:table-cell>
          <table:table-cell table:style-name="ce29" office:value-type="float" office:value="32" calcext:value-type="float">
            <text:p><text:s/>32 </text:p>
          </table:table-cell>
          <table:table-cell table:style-name="ce29" office:value-type="float" office:value="45" calcext:value-type="float">
            <text:p><text:s/>4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4" office:value-type="float" office:value="345" calcext:value-type="float">
            <text:p><text:s/>34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345" calcext:value-type="float">
            <text:p><text:s/>345 </text:p>
          </table:table-cell>
          <table:table-cell table:number-columns-repeated="8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4" office:value-type="float" office:value="2362" calcext:value-type="float">
            <text:p><text:s/>2,362 </text:p>
          </table:table-cell>
          <table:table-cell table:style-name="ce29" office:value-type="float" office:value="7" calcext:value-type="float">
            <text:p><text:s/>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182" calcext:value-type="float">
            <text:p><text:s/>2,18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8" calcext:value-type="float">
            <text:p><text:s/>18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7" calcext:value-type="float">
            <text:p><text:s/>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4" office:value-type="float" office:value="4" calcext:value-type="float">
            <text:p><text:s/>4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4" table:style-name="ce29" office:value-type="float" office:value="0" calcext:value-type="float">
            <text:p><text:s/>-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5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4" office:value-type="float" office:value="16560" calcext:value-type="float">
            <text:p><text:s/>16,560 </text:p>
          </table:table-cell>
          <table:table-cell table:style-name="ce29" office:value-type="float" office:value="21" calcext:value-type="float">
            <text:p><text:s/>21 </text:p>
          </table:table-cell>
          <table:table-cell table:style-name="ce29" office:value-type="float" office:value="932" calcext:value-type="float">
            <text:p><text:s/>9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238" calcext:value-type="float">
            <text:p><text:s/>15,238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369" calcext:value-type="float">
            <text:p><text:s/>369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40" calcext:value-type="float">
            <text:p><text:s/>40 </text:p>
          </table:table-cell>
          <table:table-cell table:style-name="ce29" office:value-type="float" office:value="21" calcext:value-type="float">
            <text:p><text:s/>21 </text:p>
          </table:table-cell>
          <table:table-cell table:style-name="ce29" office:value-type="float" office:value="19" calcext:value-type="float">
            <text:p><text:s/>19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4" office:value-type="float" office:value="5833" calcext:value-type="float">
            <text:p><text:s/>5,833 </text:p>
          </table:table-cell>
          <table:table-cell table:style-name="ce29" office:value-type="float" office:value="17" calcext:value-type="float">
            <text:p><text:s/>17 </text:p>
          </table:table-cell>
          <table:table-cell table:style-name="ce29" office:value-type="float" office:value="607" calcext:value-type="float">
            <text:p><text:s/>607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4882" calcext:value-type="float">
            <text:p><text:s/>4,882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311" calcext:value-type="float">
            <text:p><text:s/>311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41" calcext:value-type="float">
            <text:p><text:s/>41 </text:p>
          </table:table-cell>
          <table:table-cell table:style-name="ce29" office:value-type="float" office:value="33" calcext:value-type="float">
            <text:p><text:s/>33 </text:p>
          </table:table-cell>
          <table:table-cell table:style-name="ce29" office:value-type="float" office:value="8" calcext:value-type="float">
            <text:p><text:s/>8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4" office:value-type="float" office:value="30578" calcext:value-type="float">
            <text:p><text:s/>30,578 </text:p>
          </table:table-cell>
          <table:table-cell table:style-name="ce29" office:value-type="float" office:value="76" calcext:value-type="float">
            <text:p><text:s/>76 </text:p>
          </table:table-cell>
          <table:table-cell table:style-name="ce29" office:value-type="float" office:value="3246" calcext:value-type="float">
            <text:p><text:s/>3,24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4734" calcext:value-type="float">
            <text:p><text:s/>24,734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2419" calcext:value-type="float">
            <text:p><text:s/>2,419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234" calcext:value-type="float">
            <text:p><text:s/>234 </text:p>
          </table:table-cell>
          <table:table-cell table:style-name="ce29" office:value-type="float" office:value="179" calcext:value-type="float">
            <text:p><text:s/>179 </text:p>
          </table:table-cell>
          <table:table-cell table:style-name="ce29" office:value-type="float" office:value="55" calcext:value-type="float">
            <text:p><text:s/>5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4" office:value-type="float" office:value="15709" calcext:value-type="float">
            <text:p><text:s/>15,709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3521" calcext:value-type="float">
            <text:p><text:s/>3,52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2070" calcext:value-type="float">
            <text:p><text:s/>12,07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4" calcext:value-type="float">
            <text:p><text:s/>114 </text:p>
          </table:table-cell>
          <table:table-cell table:style-name="ce29" office:value-type="float" office:value="7" calcext:value-type="float">
            <text:p><text:s/>7 </text:p>
          </table:table-cell>
          <table:table-cell table:number-columns-repeated="2" table:style-name="ce29" office:value-type="float" office:value="4" calcext:value-type="float">
            <text:p><text:s/>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4" office:value-type="float" office:value="18215" calcext:value-type="float">
            <text:p><text:s/>18,215 </text:p>
          </table:table-cell>
          <table:table-cell table:style-name="ce29" office:value-type="float" office:value="26" calcext:value-type="float">
            <text:p><text:s/>26 </text:p>
          </table:table-cell>
          <table:table-cell table:style-name="ce29" office:value-type="float" office:value="3609" calcext:value-type="float">
            <text:p><text:s/>3,6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066" calcext:value-type="float">
            <text:p><text:s/>14,066 </text:p>
          </table:table-cell>
          <table:table-cell table:style-name="ce29" office:value-type="float" office:value="13" calcext:value-type="float">
            <text:p><text:s/>13 </text:p>
          </table:table-cell>
          <table:table-cell table:style-name="ce29" office:value-type="float" office:value="466" calcext:value-type="float">
            <text:p><text:s/>466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81" calcext:value-type="float">
            <text:p><text:s/>81 </text:p>
          </table:table-cell>
          <table:table-cell table:style-name="ce29" office:value-type="float" office:value="74" calcext:value-type="float">
            <text:p><text:s/>74 </text:p>
          </table:table-cell>
          <table:table-cell table:style-name="ce29" office:value-type="float" office:value="7" calcext:value-type="float">
            <text:p><text:s/>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3" office:value-type="float" office:value="78491" calcext:value-type="float">
            <text:p><text:s/>78,491 </text:p>
          </table:table-cell>
          <table:table-cell table:style-name="ce28" office:value-type="float" office:value="405" calcext:value-type="float">
            <text:p><text:s/>405 </text:p>
          </table:table-cell>
          <table:table-cell table:style-name="ce28" office:value-type="float" office:value="6676" calcext:value-type="float">
            <text:p><text:s/>6,67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69756" calcext:value-type="float">
            <text:p><text:s/>69,756 </text:p>
          </table:table-cell>
          <table:table-cell table:style-name="ce28" office:value-type="float" office:value="24" calcext:value-type="float">
            <text:p><text:s/>24 </text:p>
          </table:table-cell>
          <table:table-cell table:style-name="ce28" office:value-type="float" office:value="1755" calcext:value-type="float">
            <text:p><text:s/>1,755 </text:p>
          </table:table-cell>
          <table:table-cell table:style-name="ce28" office:value-type="float" office:value="295" calcext:value-type="float">
            <text:p><text:s/>295 </text:p>
          </table:table-cell>
          <table:table-cell table:style-name="ce28" office:value-type="float" office:value="390" calcext:value-type="float">
            <text:p><text:s/>390 </text:p>
          </table:table-cell>
          <table:table-cell table:style-name="ce28" office:value-type="float" office:value="304" calcext:value-type="float">
            <text:p><text:s/>304 </text:p>
          </table:table-cell>
          <table:table-cell table:style-name="ce28" office:value-type="float" office:value="86" calcext:value-type="float">
            <text:p><text:s/>86 </text:p>
          </table:table-cell>
          <table:table-cell table:style-name="ce28" office:value-type="float" office:value="69" calcext:value-type="float">
            <text:p><text:s/>69 </text:p>
          </table:table-cell>
          <table:table-cell table:style-name="ce28" office:value-type="float" office:value="7" calcext:value-type="float">
            <text:p><text:s/>7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3" office:value-type="float" office:value="89742" calcext:value-type="float">
            <text:p><text:s/>89,742 </text:p>
          </table:table-cell>
          <table:table-cell table:style-name="ce28" office:value-type="float" office:value="499" calcext:value-type="float">
            <text:p><text:s/>499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85997" calcext:value-type="float">
            <text:p><text:s/>85,997 </text:p>
          </table:table-cell>
          <table:table-cell table:style-name="ce28" office:value-type="float" office:value="105" calcext:value-type="float">
            <text:p><text:s/>105 </text:p>
          </table:table-cell>
          <table:table-cell table:style-name="ce28" office:value-type="float" office:value="3390" calcext:value-type="float">
            <text:p><text:s/>3,390 </text:p>
          </table:table-cell>
          <table:table-cell table:style-name="ce28" office:value-type="float" office:value="122" calcext:value-type="float">
            <text:p><text:s/>122 </text:p>
          </table:table-cell>
          <table:table-cell table:style-name="ce28" office:value-type="float" office:value="627" calcext:value-type="float">
            <text:p><text:s/>627 </text:p>
          </table:table-cell>
          <table:table-cell table:style-name="ce28" office:value-type="float" office:value="355" calcext:value-type="float">
            <text:p><text:s/>355 </text:p>
          </table:table-cell>
          <table:table-cell table:style-name="ce28" office:value-type="float" office:value="272" calcext:value-type="float">
            <text:p><text:s/>272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3" office:value-type="float" office:value="2167" calcext:value-type="float">
            <text:p><text:s/>2,167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406" calcext:value-type="float">
            <text:p><text:s/>40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1654" calcext:value-type="float">
            <text:p><text:s/>1,654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90" calcext:value-type="float">
            <text:p><text:s/>90 </text:p>
          </table:table-cell>
          <table:table-cell table:style-name="ce28" office:value-type="float" office:value="0" calcext:value-type="float">
            <text:p><text:s/>- </text:p>
          </table:table-cell>
          <table:table-cell table:number-columns-repeated="2" table:style-name="ce28" office:value-type="float" office:value="17" calcext:value-type="float">
            <text:p><text:s/>17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3" calcext:value-type="float">
            <text:p><text:s/>3 </text:p>
          </table:table-cell>
          <table:table-cell table:style-name="ce28" office:value-type="float" office:value="1" calcext:value-type="float">
            <text:p><text:s/>1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4" office:value-type="float" office:value="1727" calcext:value-type="float">
            <text:p><text:s/>1,72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1634" calcext:value-type="float">
            <text:p><text:s/>1,6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76" calcext:value-type="float">
            <text:p><text:s/>76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7" calcext:value-type="float">
            <text:p><text:s/>1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4" office:value-type="float" office:value="440" calcext:value-type="float">
            <text:p><text:s/>44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06" calcext:value-type="float">
            <text:p><text:s/>4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0" calcext:value-type="float">
            <text:p><text:s/>2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" calcext:value-type="float">
            <text:p><text:s/>14 </text:p>
          </table:table-cell>
          <table:table-cell table:number-columns-repeated="4" table:style-name="ce29" office:value-type="float" office:value="0" calcext:value-type="float">
            <text:p><text:s/>-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55" table:number-columns-repeated="1009"/>
        </table:table-row>
        <table:table-row table:style-name="ro6">
          <table:table-cell table:style-name="ce9" office:value-type="string" calcext:value-type="string" table:number-columns-spanned="8" table:number-rows-spanned="1">
            <text:p>資料來源：直轄市、縣(市)政府。</text:p>
          </table:table-cell>
          <table:covered-table-cell table:number-columns-repeated="7" table:style-name="ce9"/>
          <table:table-cell table:style-name="ce38" office:value-type="string" calcext:value-type="string" table:number-columns-spanned="7" table:number-rows-spanned="1">
            <text:p>Source：County and City Government</text:p>
          </table:table-cell>
          <table:covered-table-cell table:number-columns-repeated="5" table:style-name="ce42"/>
          <table:covered-table-cell table:style-name="ce53"/>
          <table:table-cell table:number-columns-repeated="1009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7"/>
          <table:table-cell table:style-name="ce39" office:value-type="string" calcext:value-type="string">
            <text:p>Note：</text:p>
          </table:table-cell>
          <table:table-cell table:number-columns-repeated="1015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10違章拆除" style:display-name="PageStyle_9610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9-02-13T11:35:15</dc:date>
    <meta:print-date>2007-08-08T17:17:22</meta:print-date>
    <meta:document-statistic meta:table-count="1" meta:cell-count="451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